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2a6099" loext:opacity="100%" fo:font-size="14pt" style:font-size-asian="14pt" style:font-size-complex="14pt"/>
    </style:style>
    <style:style style:name="P2" style:family="paragraph" style:parent-style-name="Standard">
      <style:text-properties fo:color="#2a6099" loext:opacity="100%" fo:font-size="14pt" officeooo:paragraph-rsid="000b260f" style:font-size-asian="14pt" style:font-size-complex="14pt"/>
    </style:style>
    <style:style style:name="P3" style:family="paragraph" style:parent-style-name="Standard">
      <style:text-properties fo:color="#2a6099" loext:opacity="100%" fo:font-size="14pt" officeooo:paragraph-rsid="000fd209" style:font-size-asian="12.25pt" style:font-size-complex="14pt"/>
    </style:style>
    <style:style style:name="P4" style:family="paragraph" style:parent-style-name="Standard">
      <style:text-properties fo:font-size="14pt" style:font-size-asian="12.25pt" style:font-size-complex="14pt"/>
    </style:style>
    <style:style style:name="P5" style:family="paragraph" style:parent-style-name="Standard">
      <style:text-properties fo:font-size="14pt" officeooo:rsid="00087aff" officeooo:paragraph-rsid="00087aff" style:font-size-asian="14pt" style:font-size-complex="14pt"/>
    </style:style>
    <style:style style:name="P6" style:family="paragraph" style:parent-style-name="Standard">
      <style:text-properties officeooo:paragraph-rsid="000fd209"/>
    </style:style>
    <style:style style:name="P7" style:family="paragraph" style:parent-style-name="Standard">
      <style:text-properties officeooo:paragraph-rsid="001b2db1"/>
    </style:style>
    <style:style style:name="P8" style:family="paragraph" style:parent-style-name="Standard" style:list-style-name="L1"/>
    <style:style style:name="P9" style:family="paragraph" style:parent-style-name="Standard" style:list-style-name="L1">
      <style:text-properties officeooo:paragraph-rsid="0011b1c4"/>
    </style:style>
    <style:style style:name="P10" style:family="paragraph" style:parent-style-name="Standard" style:list-style-name="L1">
      <style:text-properties fo:font-size="16pt" style:font-size-asian="16pt" style:font-size-complex="16pt"/>
    </style:style>
    <style:style style:name="P11" style:family="paragraph" style:parent-style-name="Standard" style:list-style-name="L1">
      <style:text-properties fo:font-size="16pt" officeooo:paragraph-rsid="000e6c7f" style:font-size-asian="16pt" style:font-size-complex="16pt"/>
    </style:style>
    <style:style style:name="P12" style:family="paragraph" style:parent-style-name="Standard" style:list-style-name="L1">
      <style:text-properties fo:font-size="16pt" officeooo:paragraph-rsid="000fd209" style:font-size-asian="16pt" style:font-size-complex="16pt"/>
    </style:style>
    <style:style style:name="P13" style:family="paragraph" style:parent-style-name="Standard" style:list-style-name="L1">
      <style:text-properties fo:font-size="16pt" officeooo:paragraph-rsid="0011b1c4" style:font-size-asian="16pt" style:font-size-complex="16pt"/>
    </style:style>
    <style:style style:name="P14" style:family="paragraph" style:parent-style-name="Standard" style:list-style-name="L1">
      <style:text-properties fo:font-size="16pt" officeooo:paragraph-rsid="00061ff6" style:font-size-asian="16pt" style:font-size-complex="16pt"/>
    </style:style>
    <style:style style:name="P15" style:family="paragraph" style:parent-style-name="Standard" style:list-style-name="L1">
      <style:text-properties fo:color="#2a6099" loext:opacity="100%" fo:font-size="14pt" style:font-size-asian="14pt" style:font-size-complex="14pt"/>
    </style:style>
    <style:style style:name="P16" style:family="paragraph" style:parent-style-name="Standard" style:list-style-name="L1">
      <style:text-properties fo:color="#2a6099" loext:opacity="100%" fo:font-size="14pt" style:font-size-asian="12.25pt" style:font-size-complex="14pt"/>
    </style:style>
    <style:style style:name="P17" style:family="paragraph" style:parent-style-name="Standard" style:list-style-name="L1">
      <style:text-properties fo:color="#2a6099" loext:opacity="100%" fo:font-size="14pt" officeooo:paragraph-rsid="001f8974" style:font-size-asian="12.25pt" style:font-size-complex="14pt"/>
    </style:style>
    <style:style style:name="P18" style:family="paragraph" style:parent-style-name="Standard" style:list-style-name="L1" style:master-page-name="">
      <loext:graphic-properties draw:fill="none"/>
      <style:paragraph-properties fo:margin-left="0.7cm" fo:margin-right="0cm" fo:text-indent="-0.101cm" style:auto-text-indent="false" style:page-number="auto" fo:background-color="transparent"/>
      <style:text-properties fo:font-size="16pt" style:font-size-asian="16pt" style:font-size-complex="16pt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size="14pt" style:font-size-asian="14pt" style:font-size-complex="14pt"/>
    </style:style>
    <style:style style:name="T3" style:family="text">
      <style:text-properties fo:color="#2a6099" loext:opacity="100%" fo:font-size="14pt" officeooo:rsid="0008d688" style:font-size-asian="14pt" style:font-size-complex="14pt"/>
    </style:style>
    <style:style style:name="T4" style:family="text">
      <style:text-properties fo:color="#2a6099" loext:opacity="100%" fo:font-size="14pt" officeooo:rsid="0009dc19" style:font-size-asian="14pt" style:font-size-complex="14pt"/>
    </style:style>
    <style:style style:name="T5" style:family="text">
      <style:text-properties fo:color="#2a6099" loext:opacity="100%" fo:font-size="14pt" officeooo:rsid="0011ea1e" style:font-size-asian="14pt" style:font-size-complex="14pt"/>
    </style:style>
    <style:style style:name="T6" style:family="text">
      <style:text-properties fo:color="#2a6099" loext:opacity="100%" fo:font-size="14pt" officeooo:rsid="001b2db1" style:font-size-asian="14pt" style:font-size-complex="14pt"/>
    </style:style>
    <style:style style:name="T7" style:family="text">
      <style:text-properties fo:color="#2a6099" loext:opacity="100%" fo:font-size="14pt" officeooo:rsid="00211c7d" style:font-size-asian="14pt" style:font-size-complex="14pt"/>
    </style:style>
    <style:style style:name="T8" style:family="text">
      <style:text-properties fo:color="#2a6099" loext:opacity="100%" fo:font-size="14pt" style:font-size-asian="12.25pt" style:font-size-complex="14pt"/>
    </style:style>
    <style:style style:name="T9" style:family="text">
      <style:text-properties fo:color="#2a6099" loext:opacity="100%" officeooo:rsid="001eee84"/>
    </style:style>
    <style:style style:name="T10" style:family="text">
      <style:text-properties officeooo:rsid="0008d688"/>
    </style:style>
    <style:style style:name="T11" style:family="text">
      <style:text-properties fo:color="#362413" loext:opacity="100%"/>
    </style:style>
    <style:style style:name="T12" style:family="text">
      <style:text-properties fo:color="#362413" loext:opacity="100%" officeooo:rsid="0008d688"/>
    </style:style>
    <style:style style:name="T13" style:family="text">
      <style:text-properties fo:color="#000000" loext:opacity="100%" fo:font-size="14pt" officeooo:rsid="0011ea1e" style:font-size-asian="14pt" style:font-size-complex="14pt"/>
    </style:style>
    <style:style style:name="T14" style:family="text">
      <style:text-properties officeooo:rsid="001eee84"/>
    </style:style>
    <style:style style:name="T15" style:family="text">
      <style:text-properties fo:color="#ff0000" loext:opacity="100%"/>
    </style:style>
    <style:style style:name="T16" style:family="text">
      <style:text-properties officeooo:rsid="001f4241"/>
    </style:style>
    <style:style style:name="T17" style:family="text">
      <style:text-properties officeooo:rsid="001f8974"/>
    </style:style>
    <style:style style:name="T18" style:family="text">
      <style:text-properties style:font-size-asian="12.2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84341122" text:style-name="L1">
        <text:list-item>
          <text:p text:style-name="P10">Nombre de la Universidad:</text:p>
          <text:p text:style-name="P15">/universidad/nombre/text()</text:p>
          <text:p text:style-name="P15"/>
        </text:list-item>
        <text:list-item>
          <text:p text:style-name="P10">Pais de la Universidad:</text:p>
        </text:list-item>
      </text:list>
      <text:p text:style-name="Standard"><text:tab/><text:span text:style-name="T2">/universidad/pais/text()</text:span></text:p>
      <text:p text:style-name="Standard"/>
      <text:list xml:id="list114713299970697" text:continue-numbering="true" text:style-name="L1">
        <text:list-item>
          <text:p text:style-name="P10">Nombres de las Carreras:</text:p>
          <text:p text:style-name="P15">/universidad/carreras/carrera/nombre/text()</text:p>
          <text:p text:style-name="P8"/>
        </text:list-item>
        <text:list-item>
          <text:p text:style-name="P10">Años de plan de estudio de las carreras:</text:p>
        </text:list-item>
      </text:list>
      <text:p text:style-name="P1"><text:tab/>//carrera/plan/text()</text:p>
      <text:p text:style-name="P1"/>
      <text:list xml:id="list114714877658004" text:continue-numbering="true" text:style-name="L1">
        <text:list-item>
          <text:p text:style-name="P10">Nombres de todos los alumnos:</text:p>
        </text:list-item>
      </text:list>
      <text:p text:style-name="P1"><text:tab/>/universidad/alumnos/alumno/nombre/text()</text:p>
      <text:p text:style-name="P1"/>
      <text:list xml:id="list114714025321885" text:continue-numbering="true" text:style-name="L1">
        <text:list-item>
          <text:p text:style-name="P10">Identificadores de todas las carreras:</text:p>
        </text:list-item>
      </text:list>
      <text:p text:style-name="P1"><text:tab/>//carrera/@id</text:p>
      <text:p text:style-name="P1"/>
      <text:list xml:id="list114714441733368" text:continue-numbering="true" text:style-name="L1">
        <text:list-item>
          <text:p text:style-name="P10">Datos de la carrera cuyo id es c01:</text:p>
        </text:list-item>
      </text:list>
      <text:p text:style-name="P1"><text:tab/>//carrera[@id="c01"]/node()</text:p>
      <text:p text:style-name="P1"/>
      <text:list xml:id="list114714883131296" text:continue-numbering="true" text:style-name="L1">
        <text:list-item>
          <text:p text:style-name="P10">Centro en que se estudia de la carrera cuyo id es c02:</text:p>
        </text:list-item>
      </text:list>
      <text:p text:style-name="P1"><text:tab/>//carrera[@id="c02"]/centro/text()</text:p>
      <text:p text:style-name="P1"/>
      <text:list xml:id="list114714456389738" text:continue-numbering="true" text:style-name="L1">
        <text:list-item>
          <text:p text:style-name="P10">Nombre de las carreras que tengan subdirector:</text:p>
        </text:list-item>
      </text:list>
      <text:p text:style-name="P1"><text:tab/>//carrera[subdirector]/nombre/<text:span text:style-name="T10">text()</text:span></text:p>
      <text:p text:style-name="P2"><text:tab/><text:span text:style-name="T11">//subdirector/../nombre/</text:span><text:span text:style-name="T12">text()</text:span></text:p>
      <text:p text:style-name="P1"/>
      <text:list xml:id="list114714590446030" text:continue-numbering="true" text:style-name="L1">
        <text:list-item>
          <text:p text:style-name="P10">Nombre de los alumnos que estén haciendo proyecto:</text:p>
        </text:list-item>
      </text:list>
      <text:p text:style-name="Standard"><text:tab/><text:span text:style-name="T2">//alumno[estudios/proyecto]/nombre/</text:span><text:span text:style-name="T3">text()</text:span></text:p>
      <text:p text:style-name="Standard"/>
      <text:list xml:id="list114713403609572" text:continue-numbering="true" text:style-name="L1">
        <text:list-item>
          <text:p text:style-name="P10">Códigos de las carreras en las que hay algún alumno matriculado:</text:p>
        </text:list-item>
      </text:list>
      <text:p text:style-name="Standard"><text:tab/><text:span text:style-name="T2">//alumno/estudios/carrera[@codigo]</text:span></text:p>
      <text:p text:style-name="Standard"/>
      <text:list xml:id="list114714708416620" text:continue-numbering="true" text:style-name="L1">
        <text:list-item>
          <text:p text:style-name="P10">Apellidos y Nombre de los alumnos con beca:</text:p>
        </text:list-item>
      </text:list>
      <text:p text:style-name="Standard"><text:tab/><text:span text:style-name="T2">//alumno[@beca]/nombre | //alumno[@beca]/apellido1 </text:span><text:span text:style-name="T4">| </text:span><text:span text:style-name="T2">//alumno [@beca] / <text:tab/>apellido2 <text:tab/></text:span></text:p>
      <text:p text:style-name="P1"/>
      <text:list xml:id="list114713258562700" text:continue-numbering="true" text:style-name="L1">
        <text:list-item>
          <text:p text:style-name="P11">Nombre de las asignaturas de la titulación c04:</text:p>
        </text:list-item>
      </text:list>
      <text:p text:style-name="Standard"><text:tab/><text:span text:style-name="T2">//asignatura[@titulacion="c04"]/nombre/text()</text:span></text:p>
      <text:p text:style-name="Standard"/>
      <text:list xml:id="list114713704904199" text:continue-numbering="true" text:style-name="L1">
        <text:list-item>
          <text:p text:style-name="P10">Nombre de las asignaturas de segundo trimestre:</text:p>
        </text:list-item>
      </text:list>
      <text:p text:style-name="Standard"><text:tab/><text:span text:style-name="T2">//asignatura[trimestre=2]/nombre/</text:span><text:span text:style-name="T3">text()</text:span></text:p>
      <text:p text:style-name="Standard"/>
      <text:p text:style-name="Standard"><text:soft-page-break/></text:p>
      <text:list xml:id="list114714979012659" text:continue-numbering="true" text:style-name="L1">
        <text:list-item>
          <text:p text:style-name="P10">Nombre de las asignaturas que no tienen 4 créditos teóricos:</text:p>
        </text:list-item>
      </text:list>
      <text:p text:style-name="P1"><text:tab/>//asignatura[creditos_teoricos!=4]/nombre/text()</text:p>
      <text:p text:style-name="Standard"/>
      <text:list xml:id="list114714002922598" text:continue-numbering="true" text:style-name="L1">
        <text:list-item>
          <text:p text:style-name="P10">Código de la carrera que estudia el último alumno:</text:p>
        </text:list-item>
      </text:list>
      <text:p text:style-name="Standard"><text:tab/><text:span text:style-name="T8">//alumno[last()]/estudios/carrera[@codigo]</text:span></text:p>
      <text:p text:style-name="Standard"/>
      <text:list xml:id="list114713734191382" text:continue-numbering="true" text:style-name="L1">
        <text:list-item>
          <text:p text:style-name="P10">Código de las asignaturas que estudian mujeres:</text:p>
        </text:list-item>
      </text:list>
      <text:p text:style-name="Standard"><text:tab/><text:span text:style-name="T8">//alumno[sexo="Mujer"]/estudios/asignaturas/asignatura[@codigo]</text:span></text:p>
      <text:p text:style-name="Standard"/>
      <text:list xml:id="list114713864931378" text:continue-numbering="true" text:style-name="L1">
        <text:list-item>
          <text:p text:style-name="P10">Nombre de los alumnos que matriculados en la asignatura a02:</text:p>
        </text:list-item>
      </text:list>
      <text:p text:style-name="Standard"><text:tab/><text:span text:style-name="T2">//alumno[estudios/asignaturas/asignatura[@codigo="a02"]]/nombre/text()</text:span></text:p>
      <text:p text:style-name="Standard"/>
      <text:list xml:id="list114714892488716" text:continue-numbering="true" text:style-name="L1">
        <text:list-item>
          <text:p text:style-name="P10">Códigos de las carreras que estudian los alumnos matriculados en alguna asignatura.<text:span text:style-name="T15">*</text:span></text:p>
        </text:list-item>
      </text:list>
      <text:p text:style-name="P4"><text:tab/><text:span text:style-name="T1">//</text:span><text:span text:style-name="T9">alumno//asignatura/../../carrera/@codigo</text:span></text:p>
      <text:p text:style-name="P4"/>
      <text:list xml:id="list114714223219589" text:continue-numbering="true" text:style-name="L1">
        <text:list-item>
          <text:p text:style-name="P18">Apellidos de todos los hombres:</text:p>
        </text:list-item>
      </text:list>
      <text:p text:style-name="P1"><text:tab/>//alumno[sexo="Hombre"]/apellido1/<text:span text:style-name="T16">text()</text:span> | <text:tab/>//alumno[sexo="Hombre"]/apellido2/<text:span text:style-name="T16">text()</text:span></text:p>
      <text:p text:style-name="Standard"/>
      <text:list xml:id="list114713994349988" text:continue-numbering="true" text:style-name="L1">
        <text:list-item>
          <text:p text:style-name="P18">Nombre de la carrera que estudia Víctor Manuel:</text:p>
        </text:list-item>
      </text:list>
      <text:p text:style-name="P6"><text:tab/><text:span text:style-name="T8">//carrera[@id=//alumno[nombre="Víctor Manuel"]/estudios/carrera/@codigo]</text:span></text:p>
      <text:p text:style-name="P3"><text:s text:c="4"/><text:tab/>/nombre</text:p>
      <text:p text:style-name="Standard"/>
      <text:list xml:id="list114715097994214" text:continue-numbering="true" text:style-name="L1">
        <text:list-item>
          <text:p text:style-name="P12">Nombre de las asignaturas que estudia Luis<text:span text:style-name="T17">a</text:span></text:p>
          <text:p text:style-name="P17">//asignatura[@id=//alumno[nombre="Luisa"]/estudios/asignaturas/asignatura/@codigo]/nombre/text()</text:p>
        </text:list-item>
      </text:list>
      <text:p text:style-name="Standard"/>
      <text:list xml:id="list114715052019831" text:continue-numbering="true" text:style-name="L1">
        <text:list-item>
          <text:p text:style-name="P13">Primer apellido de los alumnos matriculados en Ingeniería del Software:</text:p>
          <text:p text:style-name="P9"><text:span text:style-name="T2">//alumno[estudios/asignaturas/asignatura/@codigo=//asignatur</text:span><text:span text:style-name="T7">a </text:span><text:span text:style-name="T2">[nombre="Ingeniería del Software"]/@id]/apellido1</text:span><text:span text:style-name="T8">/text()</text:span></text:p>
        </text:list-item>
      </text:list>
      <text:p text:style-name="Standard"/>
      <text:list xml:id="list114714262295252" text:continue-numbering="true" text:style-name="L1">
        <text:list-item>
          <text:p text:style-name="P14">Nombre de las carreras que estudian los alumnos matriculados en la asignatura Tecnología de los Alimentos:</text:p>
        </text:list-item>
      </text:list>
      <text:p text:style-name="P7"><text:span text:style-name="T13"><text:tab/></text:span><text:span text:style-name="T5">//carrera [@id = //alumno/estudios[asignaturas/asignatura/@codigo =</text:span></text:p>
      <text:p text:style-name="P7"><text:span text:style-name="T5"><text:tab/>//asignatura[nombre="Tecnología de lo</text:span><text:span text:style-name="T6">s </text:span><text:span text:style-name="T5">Alimentos"]/@id] <text:tab/>/carrera/@codigo]/nombre/text()</text:span><text:span text:style-name="T6"> </text:span></text:p>
      <text:list xml:id="list114714431220838" text:continue-numbering="true" text:style-name="L1">
        <text:list-item>
          <text:p text:style-name="P10">Nombre de los alumnos matriculados en carreras que no tienen subdirector:<text:span text:style-name="T15">*</text:span></text:p>
          <text:p text:style-name="P16">//alumno[estudios/carrera/@codigo=//carrera[not(subdirector)]/@id]/nombre/text()</text:p>
          <text:p text:style-name="P8"/>
        </text:list-item>
        <text:list-item>
          <text:p text:style-name="P10"><text:soft-page-break/>Nombre de los alumnos matriculados en asignaturas con 0 créditos prácticos y que estudien la carrera de I.T. Informática</text:p>
        </text:list-item>
      </text:list>
      <text:p text:style-name="Standard"><text:tab/><text:span text:style-name="T2">//alumno[estudios[carrera/@codigo=//carrera[nombre="I.T. Informática"]/@id] <text:s text:c="2"/><text:tab/>/asignaturas/asignatura/@codigo=//asignatura[creditos_practicos=0]/@id]/<text:tab/>nombre/text()</text:span></text:p>
      <text:p text:style-name="P5"/>
      <text:list xml:id="list114713155330100" text:continue-numbering="true" text:style-name="L1">
        <text:list-item>
          <text:p text:style-name="P10">Nombre de los alumnos que estudian carreras cuyos planes son anteriores a 2002</text:p>
          <text:p text:style-name="P15">//alumno[estudios/carrera/@codigo=//carrera[plan&lt;2002]/@id]/nombre/text()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1T08:06:00</meta:creation-date>
    <meta:generator>LibreOffice/7.1.5.2$Windows_X86_64 LibreOffice_project/85f04e9f809797b8199d13c421bd8a2b025d52b5</meta:generator>
    <dc:date>2022-03-03T11:47:10.676000000</dc:date>
    <meta:editing-duration>PT7H28M1S</meta:editing-duration>
    <meta:editing-cycles>17</meta:editing-cycles>
    <meta:initial-creator>amor</meta:initial-creator>
    <meta:document-statistic meta:table-count="0" meta:image-count="0" meta:object-count="0" meta:page-count="3" meta:paragraph-count="57" meta:word-count="317" meta:character-count="3190" meta:non-whitespace-character-count="2920"/>
  </office:meta>
</office:document-meta>
</file>